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c5000b" draw:textarea-horizontal-align="justify" draw:textarea-vertical-align="middle" draw:auto-grow-height="false"/>
    </style:style>
    <style:style style:name="gr2" style:family="graphic" style:parent-style-name="standard">
      <style:graphic-properties draw:fill="solid" draw:fill-color="#314004" draw:textarea-horizontal-align="justify" draw:textarea-vertical-align="middle" draw:auto-grow-height="false"/>
    </style:style>
    <style:style style:name="gr3" style:family="graphic" style:parent-style-name="standard">
      <style:graphic-properties draw:stroke="none" svg:stroke-color="#000000" draw:fill="none" draw:fill-color="#ffffff" fo:min-height="0.5cm"/>
    </style:style>
    <style:style style:name="gr4" style:family="graphic" style:parent-style-name="objectwithoutfill">
      <style:graphic-properties draw:marker-end="Extrémités_20_de_20_flèche_20_1" draw:marker-end-width="0.3cm" draw:fill="none" draw:textarea-vertical-align="middle"/>
    </style:style>
    <style:style style:name="gr5" style:family="graphic" style:parent-style-name="standard">
      <style:graphic-properties draw:fill="solid" draw:fill-color="#5c8526" draw:textarea-horizontal-align="justify" draw:textarea-vertical-align="middle" draw:auto-grow-height="false"/>
    </style:style>
    <style:style style:name="gr6" style:family="graphic" style:parent-style-name="standard">
      <style:graphic-properties draw:fill="none" draw:textarea-horizontal-align="justify" draw:textarea-vertical-align="middle" draw:auto-grow-height="false" fo:min-height="0cm" fo:min-width="0cm" fo:wrap-option="no-wrap"/>
    </style:style>
    <style:style style:name="gr7" style:family="graphic" style:parent-style-name="standard">
      <style:graphic-properties svg:stroke-color="#000000" draw:fill="solid" draw:fill-color="#660066" draw:textarea-horizontal-align="justify" draw:textarea-vertical-align="middle" draw:auto-grow-height="false"/>
    </style:style>
    <style:style style:name="gr8" style:family="graphic" style:parent-style-name="standard">
      <style:graphic-properties svg:stroke-color="#000000" draw:fill="solid" draw:fill-color="#729fcf" draw:textarea-horizontal-align="justify" draw:textarea-vertical-align="middle" draw:auto-grow-height="false"/>
    </style:style>
    <style:style style:name="gr9" style:family="graphic" style:parent-style-name="standard">
      <style:graphic-properties svg:stroke-color="#000000" draw:fill="solid" draw:fill-color="#0084d1" draw:textarea-horizontal-align="justify" draw:textarea-vertical-align="middle" draw:auto-grow-height="false"/>
    </style:style>
    <style:style style:name="gr10" style:family="graphic" style:parent-style-name="standard">
      <style:graphic-properties svg:stroke-color="#000000" draw:fill="solid" draw:fill-color="#ff8080" draw:textarea-horizontal-align="justify" draw:textarea-vertical-align="middle" draw:auto-grow-height="false"/>
    </style:style>
    <style:style style:name="gr11" style:family="graphic" style:parent-style-name="standard">
      <style:graphic-properties svg:stroke-color="#000000" draw:fill="solid" draw:fill-color="#996633" draw:textarea-horizontal-align="justify" draw:textarea-vertical-align="middle" draw:auto-grow-height="false"/>
    </style:style>
    <style:style style:name="gr12" style:family="graphic" style:parent-style-name="standard">
      <style:graphic-properties svg:stroke-color="#000000" draw:fill="solid" draw:fill-color="#ffd320" draw:textarea-horizontal-align="justify" draw:textarea-vertical-align="middle" draw:auto-grow-height="false"/>
    </style:style>
    <style:style style:name="gr13" style:family="graphic" style:parent-style-name="objectwithoutfill">
      <style:graphic-properties svg:stroke-width="0.1cm" svg:stroke-color="#111111" draw:marker-start-width="0.35cm" draw:marker-end="Extrémités_20_de_20_flèche_20_1" draw:marker-end-width="0.45cm" draw:fill="none" draw:textarea-vertical-align="middle" fo:padding-top="0.175cm" fo:padding-bottom="0.175cm" fo:padding-left="0.3cm" fo:padding-right="0.3cm"/>
    </style:style>
    <style:style style:name="gr14" style:family="graphic" style:parent-style-name="objectwithoutfill">
      <style:graphic-properties draw:marker-end="" draw:marker-end-width="0.3cm" draw:fill="none" draw:textarea-vertical-align="middle"/>
    </style:style>
    <style:style style:name="gr15"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draw:fill="none" draw:ole-draw-aspect="1" style:protect="size"/>
    </style:style>
    <style:style style:name="gr18" style:family="graphic" style:parent-style-name="standard">
      <style:graphic-properties draw:stroke="none" svg:stroke-color="#000000" draw:fill="none" draw:fill-color="#ffffff" fo:min-height="0.6cm"/>
    </style:style>
    <style:style style:name="gr19"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style>
    <style:style style:name="gr20" style:family="graphic" style:parent-style-name="standard">
      <style:graphic-properties svg:stroke-width="0.1cm" svg:stroke-color="#6666ff" draw:marker-start-width="0.35cm" draw:marker-end-width="0.35cm" draw:fill="none" draw:fill-color="#5c8526"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solid" svg:stroke-width="0.1cm" svg:stroke-color="#0000cc" draw:marker-start-width="0.35cm" draw:marker-end-width="0.35cm" draw:fill="none" draw:fill-color="#ffffff" fo:min-height="1.1cm" fo:padding-top="0.175cm" fo:padding-bottom="0.175cm" fo:padding-left="0.3cm" fo:padding-right="0.3cm"/>
    </style:style>
    <style:style style:name="gr22" style:family="graphic" style:parent-style-name="standard">
      <style:graphic-properties svg:stroke-width="0cm" svg:stroke-color="#000000" draw:marker-start-width="0.2cm" draw:marker-end-width="0.2cm" draw:fill="solid" draw:fill-color="#83caff" draw:textarea-horizontal-align="justify" draw:textarea-vertical-align="middle" draw:auto-grow-height="false" fo:padding-top="0.125cm" fo:padding-bottom="0.125cm" fo:padding-left="0.25cm" fo:padding-right="0.25cm"/>
    </style:style>
    <style:style style:name="gr23" style:family="graphic" style:parent-style-name="standard">
      <style:graphic-properties svg:stroke-width="0cm" svg:stroke-color="#000000" draw:marker-start-width="0.2cm" draw:marker-end-width="0.2cm" draw:fill="solid" draw:fill-color="#e6e6ff" draw:textarea-horizontal-align="justify" draw:textarea-vertical-align="middle" draw:auto-grow-height="false" fo:padding-top="0.125cm" fo:padding-bottom="0.125cm" fo:padding-left="0.25cm" fo:padding-right="0.25cm"/>
    </style:style>
    <style:style style:name="gr24" style:family="graphic" style:parent-style-name="objectwithoutfill">
      <style:graphic-properties draw:fill="none" draw:fill-color="#0084d1" draw:textarea-vertical-align="middle"/>
    </style:style>
    <style:style style:name="gr25" style:family="graphic" style:parent-style-name="standard">
      <style:graphic-properties draw:stroke="dash" draw:stroke-dash="Fine_20_Dashed" svg:stroke-color="#000000"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fo:font-weight="normal" style:font-size-asian="12pt" style:font-weight-asian="normal" style:font-size-complex="12pt" style:font-weight-complex="normal"/>
    </style:style>
    <style:style style:name="P4" style:family="paragraph">
      <style:text-properties fo:font-style="italic" style:font-style-asian="italic"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12pt" style:font-size-asian="12pt" style:font-size-complex="12pt"/>
    </style:style>
    <style:style style:name="P7" style:family="paragraph">
      <style:text-properties fo:font-size="12pt" fo:font-weight="bold" style:font-size-asian="12pt" style:font-weight-asian="bold" style:font-size-complex="12pt" style:font-weight-complex="bold"/>
    </style:style>
    <style:style style:name="P8" style:family="paragraph">
      <style:paragraph-properties fo:text-align="center"/>
      <style:text-properties fo:font-size="11pt" fo:font-weight="normal" style:font-size-asian="11pt" style:font-weight-asian="normal" style:font-size-complex="11pt" style:font-weight-complex="normal"/>
    </style:style>
    <style:style style:name="P9" style:family="paragraph">
      <style:paragraph-properties fo:text-align="center"/>
      <style:text-properties fo:font-weight="bold"/>
    </style:style>
    <style:style style:name="P10" style:family="paragraph">
      <style:text-properties fo:font-size="11pt" style:font-size-asian="11pt" style:font-size-complex="11pt"/>
    </style:style>
    <style:style style:name="P11"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5pt" style:font-size-asian="11.5pt" style:font-size-complex="11.5pt"/>
    </style:style>
    <style:style style:name="T7" style:family="text">
      <style:text-properties fo:font-size="11pt" style:font-size-asian="11pt" style:font-size-complex="11pt"/>
    </style:style>
    <style:style style:name="T8" style:family="text">
      <style:text-properties fo:font-size="12pt" fo:language="en" fo:country="US"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4cm" svg:height="0.3cm" svg:x="3.5cm" svg:y="3.439cm">
          <text:p/>
          <draw:enhanced-geometry svg:viewBox="0 0 21600 21600" draw:type="rectangle" draw:enhanced-path="M 0 0 L 21600 0 21600 21600 0 21600 0 0 Z N"/>
        </draw:custom-shape>
        <draw:custom-shape draw:style-name="gr2" draw:text-style-name="P1" draw:layer="layout" svg:width="4.5cm" svg:height="0.3cm" svg:x="12.4cm" svg:y="3.5cm">
          <text:p/>
          <draw:enhanced-geometry svg:viewBox="0 0 21600 21600" draw:mirror-horizontal="false" draw:mirror-vertical="false" draw:type="rectangle" draw:enhanced-path="M 0 0 L 21600 0 21600 21600 0 21600 0 0 Z N"/>
        </draw:custom-shape>
        <draw:frame draw:style-name="gr3" draw:text-style-name="P2" draw:layer="layout" svg:width="4cm" svg:height="0.75cm" svg:x="5.2cm" svg:y="2.739cm">
          <draw:text-box>
            <text:p><text:span text:style-name="T1">Suspiscious trace</text:span></text:p>
          </draw:text-box>
        </draw:frame>
        <draw:frame draw:style-name="gr3" draw:text-style-name="P2" draw:layer="layout" svg:width="4.7cm" svg:height="0.75cm" svg:x="12.216cm" svg:y="2.825cm">
          <draw:text-box>
            <text:p><text:span text:style-name="T1">Reference trace</text:span></text:p>
          </draw:text-box>
        </draw:frame>
        <draw:line draw:style-name="gr4" draw:text-style-name="P1" draw:layer="layout" svg:x1="7.6cm" svg:y1="3.839cm" svg:x2="9.8cm" svg:y2="6.3cm">
          <text:p/>
        </draw:line>
        <draw:line draw:style-name="gr4" draw:text-style-name="P1" draw:layer="layout" svg:x1="13.1cm" svg:y1="3.8cm" svg:x2="11.9cm" svg:y2="6.4cm">
          <text:p/>
        </draw:line>
        <draw:custom-shape draw:style-name="gr5" draw:text-style-name="P3" draw:layer="layout" svg:width="3.2cm" svg:height="1.1cm" svg:x="9.2cm" svg:y="6.2cm">
          <text:p text:style-name="P1"><text:span text:style-name="T2">Compar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4.9cm" svg:height="3.1cm" svg:x="2.4cm" svg:y="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 draw:text-style-name="P1" draw:layer="layout" svg:width="0.844cm" svg:height="0.408cm" svg:x="3.414cm" svg:y="6.67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0.845cm" svg:height="0.407cm" svg:x="4.765cm" svg:y="6.3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0.844cm" svg:height="0.407cm" svg:x="4.428cm" svg:y="7.1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 draw:layer="layout" svg:width="0.844cm" svg:height="0.409cm" svg:x="5.357cm" svg:y="7.4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 draw:layer="layout" svg:width="0.844cm" svg:height="0.407cm" svg:x="3.499cm" svg:y="7.7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 draw:layer="layout" svg:width="0.845cm" svg:height="0.409cm" svg:x="5.695cm" svg:y="6.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frame draw:style-name="gr3" draw:text-style-name="P2" draw:layer="layout" svg:width="6cm" svg:height="0.75cm" svg:x="2.4cm" svg:y="8.8cm">
          <draw:text-box>
            <text:p><text:span text:style-name="T1">A set of types of anomalies</text:span></text:p>
          </draw:text-box>
        </draw:frame>
        <draw:line draw:style-name="gr4" draw:text-style-name="P1" draw:layer="layout" svg:x1="6.7cm" svg:y1="6.1cm" svg:x2="9.1cm" svg:y2="6.7cm">
          <text:p/>
        </draw:line>
        <draw:line draw:style-name="gr13" draw:text-style-name="P1" draw:layer="layout" svg:x1="10.8cm" svg:y1="7.3cm" svg:x2="10.8cm" svg:y2="9.3cm">
          <text:p/>
        </draw:line>
        <draw:frame draw:style-name="gr3" draw:text-style-name="P5" draw:layer="layout" svg:width="2.8cm" svg:height="0.75cm" svg:x="11.2cm" svg:y="8.4cm">
          <draw:text-box>
            <text:p text:style-name="P4"><text:span text:style-name="T3">Diagnosis</text:span></text:p>
          </draw:text-box>
        </draw:frame>
      </draw:page>
      <draw:page draw:name="page2" draw:style-name="dp1" draw:master-page-name="Standard">
        <draw:g>
          <draw:custom-shape draw:style-name="gr1" draw:text-style-name="P1" draw:layer="layout" svg:width="8cm" svg:height="0.3cm" svg:x="2.4cm" svg:y="6.6cm">
            <text:p/>
            <draw:enhanced-geometry svg:viewBox="0 0 21600 21600" draw:type="rectangle" draw:enhanced-path="M 0 0 L 21600 0 21600 21600 0 21600 0 0 Z N"/>
          </draw:custom-shape>
          <draw:custom-shape draw:style-name="gr2" draw:text-style-name="P1" draw:layer="layout" svg:width="5.6cm" svg:height="0.3cm" svg:x="14.2cm" svg:y="6.7cm">
            <text:p/>
            <draw:enhanced-geometry svg:viewBox="0 0 21600 21600" draw:type="rectangle" draw:enhanced-path="M 0 0 L 21600 0 21600 21600 0 21600 0 0 Z N"/>
          </draw:custom-shape>
          <draw:frame draw:style-name="gr3" draw:text-style-name="P2" draw:layer="layout" svg:width="4cm" svg:height="0.75cm" svg:x="4.1cm" svg:y="5.9cm">
            <draw:text-box>
              <text:p><text:span text:style-name="T1">Test sequence (t)</text:span></text:p>
            </draw:text-box>
          </draw:frame>
          <draw:frame draw:style-name="gr3" draw:text-style-name="P2" draw:layer="layout" svg:width="4.7cm" svg:height="0.75cm" svg:x="14.4cm" svg:y="6cm">
            <draw:text-box>
              <text:p><text:span text:style-name="T1">Reference sequence</text:span></text:p>
            </draw:text-box>
          </draw:frame>
          <draw:line draw:style-name="gr14" draw:text-style-name="P1" draw:layer="layout" svg:x1="6.5cm" svg:y1="7cm" svg:x2="6.5cm" svg:y2="11.7cm">
            <text:p/>
          </draw:line>
          <draw:custom-shape draw:style-name="gr15" draw:text-style-name="P6" draw:layer="layout" svg:width="0.8cm" svg:height="0.8cm" svg:x="16.5cm" svg:y="7.9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5.6cm" svg:y1="12.4cm" svg:x2="15.6cm" svg:y2="14.8cm">
            <text:p/>
          </draw:line>
          <draw:custom-shape draw:style-name="gr15" draw:text-style-name="P6" draw:layer="layout" svg:width="0.8cm" svg:height="0.8cm" svg:x="13.7cm" svg:y="12.4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layer="layout" svg:width="1.16cm" svg:height="0.47cm" svg:x="15.296cm" svg:y="14.891cm">
            <text:p/>
            <draw:object xlink:href="./Object 2" xlink:type="simple" xlink:show="embed" xlink:actuate="onLoad"/>
            <draw:image xlink:href="./ObjectReplacements/Object 2" xlink:type="simple" xlink:show="embed" xlink:actuate="onLoad"/>
          </draw:frame>
          <draw:line draw:style-name="gr16" draw:text-style-name="P1" draw:layer="layout" svg:x1="15.6cm" svg:y1="7.3cm" svg:x2="15.6cm" svg:y2="10.7cm">
            <text:p/>
          </draw:line>
          <draw:custom-shape draw:style-name="gr15" draw:text-style-name="P6" draw:layer="layout" svg:width="0.8cm" svg:height="0.8cm" svg:x="20.3cm" svg:y="8.8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 draw:layer="layout" svg:width="5.7cm" svg:height="1.685cm" svg:x="21.4cm" svg:y="8.9cm">
            <draw:text-box>
              <text:p><text:span text:style-name="T4">Training </text:span><text:span text:style-name="T1">: learning the parameters of the probabilistic model</text:span></text:p>
            </draw:text-box>
          </draw:frame>
          <draw:custom-shape draw:style-name="gr15" draw:text-style-name="P6" draw:layer="layout" svg:width="0.8cm" svg:height="0.8cm" svg:x="20.35cm" svg:y="10.751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7" draw:layer="layout" svg:width="5.7cm" svg:height="2.163cm" svg:x="21.6cm" svg:y="10.9cm">
            <draw:text-box>
              <text:p><text:span text:style-name="T4">Testing :</text:span><text:span text:style-name="T2"> compute the probability of the test sequence given parameters found in step</text:span><text:span text:style-name="T4"> 1</text:span></text:p>
            </draw:text-box>
          </draw:frame>
          <draw:custom-shape draw:style-name="gr5" draw:text-style-name="P3" draw:layer="layout" svg:width="3.2cm" svg:height="1.1cm" svg:x="14.1cm" svg:y="10.9cm">
            <text:p text:style-name="P1"><text:span text:style-name="T2">Probabilistic</text:span></text:p>
            <text:p text:style-name="P1"><text:span text:style-name="T2">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6.4cm" svg:y1="11.6cm" svg:x2="14.2cm" svg:y2="11.5cm">
            <text:p/>
          </draw:line>
        </draw:g>
      </draw:page>
      <draw:page draw:name="page3" draw:style-name="dp1" draw:master-page-name="Standard">
        <draw:custom-shape draw:style-name="gr1" draw:text-style-name="P1" draw:layer="layout" svg:width="8cm" svg:height="0.3cm" svg:x="12.1cm" svg:y="5cm">
          <text:p/>
          <draw:enhanced-geometry svg:viewBox="0 0 21600 21600" draw:type="rectangle" draw:enhanced-path="M 0 0 L 21600 0 21600 21600 0 21600 0 0 Z N"/>
        </draw:custom-shape>
        <draw:frame draw:style-name="gr3" draw:text-style-name="P2" draw:layer="layout" svg:width="4cm" svg:height="0.75cm" svg:x="14cm" svg:y="3.65cm">
          <draw:text-box>
            <text:p><text:span text:style-name="T1">Test sequence (t)</text:span></text:p>
          </draw:text-box>
        </draw:frame>
        <draw:frame draw:style-name="gr3" draw:text-style-name="P2" draw:layer="layout" svg:width="4.7cm" svg:height="1.207cm" svg:x="2.4cm" svg:y="2.25cm">
          <draw:text-box>
            <text:p><text:span text:style-name="T1">Normal Training sequences</text:span></text:p>
          </draw:text-box>
        </draw:frame>
        <draw:line draw:style-name="gr4" draw:text-style-name="P1" draw:layer="layout" svg:x1="4.8cm" svg:y1="7.839cm" svg:x2="4.8cm" svg:y2="11.3cm">
          <text:p/>
        </draw:line>
        <draw:custom-shape draw:style-name="gr15" draw:text-style-name="P6" draw:layer="layout" svg:width="0.8cm" svg:height="0.8cm" svg:x="5.5cm" svg:y="9.439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5.3cm" svg:y1="12.339cm" svg:x2="15.3cm" svg:y2="14.739cm">
          <text:p/>
        </draw:line>
        <draw:custom-shape draw:style-name="gr15" draw:text-style-name="P6" draw:layer="layout" svg:width="0.8cm" svg:height="0.8cm" svg:x="14.3cm" svg:y="8.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layer="layout" svg:width="1.16cm" svg:height="0.47cm" svg:x="14.996cm" svg:y="14.83cm">
          <text:p/>
          <draw:object xlink:href="./Object 1" xlink:type="simple" xlink:show="embed" xlink:actuate="onLoad"/>
          <draw:image xlink:href="./ObjectReplacements/Object 1" xlink:type="simple" xlink:show="embed" xlink:actuate="onLoad"/>
        </draw:frame>
        <draw:line draw:style-name="gr16" draw:text-style-name="P1" draw:layer="layout" svg:x1="15.3cm" svg:y1="5.4cm" svg:x2="15.3cm" svg:y2="10.639cm">
          <text:p/>
        </draw:line>
        <draw:custom-shape draw:style-name="gr15" draw:text-style-name="P6" draw:layer="layout" svg:width="0.8cm" svg:height="0.8cm" svg:x="20cm" svg:y="7.13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 draw:layer="layout" svg:width="5.7cm" svg:height="1.207cm" svg:x="21.1cm" svg:y="7.239cm">
          <draw:text-box>
            <text:p><text:span text:style-name="T4">Training </text:span><text:span text:style-name="T1">: learning HMM parameterd</text:span></text:p>
          </draw:text-box>
        </draw:frame>
        <draw:custom-shape draw:style-name="gr15" draw:text-style-name="P6" draw:layer="layout" svg:width="0.8cm" svg:height="0.8cm" svg:x="20.05cm" svg:y="9.09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7" draw:layer="layout" svg:width="5.7cm" svg:height="1.685cm" svg:x="21.3cm" svg:y="9.239cm">
          <draw:text-box>
            <text:p><text:span text:style-name="T4">Testing :</text:span><text:span text:style-name="T2"> compute the probability of the test sequence </text:span></text:p>
          </draw:text-box>
        </draw:frame>
        <draw:custom-shape draw:style-name="gr20" draw:text-style-name="P8" draw:layer="layout" svg:width="3.8cm" svg:height="1.661cm" svg:x="13.4cm" svg:y="10.839cm">
          <text:p text:style-name="P1"><text:span text:style-name="T5">Computing test</text:span></text:p>
          <text:p text:style-name="P1"><text:span text:style-name="T5"><text:s/></text:span><text:span text:style-name="T5">sequence </text:span></text:p>
          <text:p text:style-name="P1"><text:span text:style-name="T5">probability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6.7cm" svg:y1="12.057cm" svg:x2="13.6cm" svg:y2="12cm">
          <text:p/>
        </draw:line>
        <draw:g>
          <draw:g>
            <draw:custom-shape draw:style-name="gr2" draw:text-style-name="P9" draw:layer="layout" svg:width="2.7cm" svg:height="0.3cm" svg:x="4.6cm" svg:y="5.6cm">
              <text:p/>
              <draw:enhanced-geometry svg:viewBox="0 0 21600 21600" draw:mirror-horizontal="false" draw:mirror-vertical="false" draw:type="rectangle" draw:enhanced-path="M 0 0 L 21600 0 21600 21600 0 21600 0 0 Z N"/>
            </draw:custom-shape>
            <draw:custom-shape draw:style-name="gr2" draw:text-style-name="P9" draw:layer="layout" svg:width="3.1cm" svg:height="0.3cm" svg:x="2.8cm" svg:y="4.8cm">
              <text:p/>
              <draw:enhanced-geometry svg:viewBox="0 0 21600 21600" draw:mirror-horizontal="false" draw:mirror-vertical="false" draw:type="rectangle" draw:enhanced-path="M 0 0 L 21600 0 21600 21600 0 21600 0 0 Z N"/>
            </draw:custom-shape>
            <draw:custom-shape draw:style-name="gr2" draw:text-style-name="P9" draw:layer="layout" svg:width="2.8cm" svg:height="0.3cm" svg:x="2.3cm" svg:y="6.5cm">
              <text:p/>
              <draw:enhanced-geometry svg:viewBox="0 0 21600 21600" draw:mirror-horizontal="false" draw:mirror-vertical="false" draw:type="rectangle" draw:enhanced-path="M 0 0 L 21600 0 21600 21600 0 21600 0 0 Z N"/>
            </draw:custom-shape>
            <draw:custom-shape draw:style-name="gr2" draw:text-style-name="P9" draw:layer="layout" svg:width="4.1cm" svg:height="0.3cm" svg:x="5cm" svg:y="4.3cm">
              <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7.5cm" svg:height="5.2cm" svg:x="1.9cm" svg:y="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1" draw:text-style-name="P2" draw:layer="layout" svg:width="3.8cm" svg:height="1.45cm" svg:x="2.9cm" svg:y="11.4cm">
          <draw:text-box>
            <text:p><text:span text:style-name="T1">HMM </text:span><text:span text:style-name="T6">parameters</text:span></text:p>
          </draw:text-box>
        </draw:frame>
        <draw:frame draw:style-name="gr3" draw:text-style-name="P10" draw:layer="layout" svg:width="1.8cm" svg:height="0.75cm" draw:transform="rotate (1.5707963267949) translate (4.22cm 10.58cm)">
          <draw:text-box>
            <text:p><text:span text:style-name="T7">Learn</text:span></text:p>
          </draw:text-box>
        </draw:frame>
      </draw:page>
      <draw:page draw:name="page4" draw:style-name="dp1" draw:master-page-name="Standard">
        <draw:g>
          <draw:custom-shape draw:style-name="gr22" draw:text-style-name="P11" draw:layer="layout" svg:width="6.558cm" svg:height="1.234cm" svg:x="13.669cm" svg:y="3.2cm">
            <text:p text:style-name="P1"><text:span text:style-name="T4">Sequence-based </text:span></text:p>
            <text:p text:style-name="P1"><text:span text:style-name="T4">anomaly det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466cm" svg:height="1.234cm" svg:x="9.405cm" svg:y="6.228cm">
            <text:p text:style-name="P1"><text:span text:style-name="T4">Semi-supervised </text:span></text:p>
            <text:p text:style-name="P1"><text:span text:style-name="T4">techn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4.81cm" svg:height="1.234cm" svg:x="19.79cm" svg:y="6.34cm">
            <text:p text:style-name="P1"><text:span text:style-name="T8">Unsupervised</text:span><text:span text:style-name="T4"> </text:span></text:p>
            <text:p text:style-name="P1"><text:span text:style-name="T4">techniqu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4.263cm" svg:height="1.233cm" svg:x="4.814cm" svg:y="10.378cm">
            <text:p text:style-name="P1"><text:span text:style-name="T4">Similarity-based</text:span></text:p>
            <text:p text:style-name="P1"><text:span text:style-name="T4"><text:s/></text:span><text:span text:style-name="T4">techn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3.608cm" svg:height="1.233cm" svg:x="10.061cm" svg:y="10.378cm">
            <text:p text:style-name="P1"><text:span text:style-name="T8">Window-based</text:span><text:span text:style-name="T4"> </text:span></text:p>
            <text:p text:style-name="P1"><text:span text:style-name="T4">techniqu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3.607cm" svg:height="1.233cm" svg:x="14.325cm" svg:y="10.378cm">
            <text:p text:style-name="P1"><text:span text:style-name="T4">Markovian</text:span></text:p>
            <text:p text:style-name="P1"><text:span text:style-name="T4">techniqu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3.607cm" svg:height="1.234cm" svg:x="18.587cm" svg:y="10.376cm">
            <text:p text:style-name="P1"><text:span text:style-name="T4">Markovian</text:span></text:p>
            <text:p text:style-name="P1"><text:span text:style-name="T4">techniqu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4.81cm" svg:height="1.234cm" svg:x="2.3cm" svg:y="13.966cm">
            <text:p text:style-name="P1"><text:span text:style-name="T4">New (dis)similarity</text:span></text:p>
            <text:p text:style-name="P1"><text:span text:style-name="T4">meas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4.81cm" svg:height="1.234cm" svg:x="8.202cm" svg:y="13.965cm">
            <text:p text:style-name="P1"><text:span text:style-name="T4">Basic (dis)similarity</text:span></text:p>
            <text:p text:style-name="P1"><text:span text:style-name="T4">meas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2.357cm" svg:y1="6.228cm" svg:x2="16.074cm" svg:y2="4.434cm">
            <text:p/>
          </draw:line>
          <draw:line draw:style-name="gr24" draw:text-style-name="P1" draw:layer="layout" svg:x1="17.823cm" svg:y1="4.434cm" svg:x2="21.321cm" svg:y2="6.341cm">
            <text:p/>
          </draw:line>
          <draw:line draw:style-name="gr24" draw:text-style-name="P1" draw:layer="layout" svg:x1="6.782cm" svg:y1="10.378cm" svg:x2="10.171cm" svg:y2="7.462cm">
            <text:p/>
          </draw:line>
          <draw:line draw:style-name="gr24" draw:text-style-name="P1" draw:layer="layout" svg:x1="11.592cm" svg:y1="10.378cm" svg:x2="11.701cm" svg:y2="7.462cm">
            <text:p/>
          </draw:line>
          <draw:line draw:style-name="gr24" draw:text-style-name="P1" draw:layer="layout" svg:x1="12.794cm" svg:y1="7.462cm" svg:x2="14.98cm" svg:y2="10.378cm">
            <text:p/>
          </draw:line>
          <draw:line draw:style-name="gr24" draw:text-style-name="P1" draw:layer="layout" svg:x1="13.778cm" svg:y1="7.462cm" svg:x2="20.337cm" svg:y2="10.266cm">
            <text:p/>
          </draw:line>
          <draw:line draw:style-name="gr24" draw:text-style-name="P1" draw:layer="layout" svg:x1="4.596cm" svg:y1="13.966cm" svg:x2="6.782cm" svg:y2="11.611cm">
            <text:p/>
          </draw:line>
          <draw:line draw:style-name="gr24" draw:text-style-name="P1" draw:layer="layout" svg:x1="7.328cm" svg:y1="11.611cm" svg:x2="9.624cm" svg:y2="13.966cm">
            <text:p/>
          </draw:line>
        </draw:g>
        <draw:custom-shape draw:style-name="gr25" draw:text-style-name="P1" draw:layer="layout" svg:width="5.9cm" svg:height="2.4cm" svg:x="1.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K </meta:initial-creator>
    <meta:creation-date>2014-05-07T14:50:40</meta:creation-date>
    <dc:date>2014-06-22T18:26:47.266506025</dc:date>
    <meta:editing-duration>P1DT5H34M4S</meta:editing-duration>
    <meta:editing-cycles>6</meta:editing-cycles>
    <meta:generator>LibreOffice/4.2.3.3$Linux_X86_64 LibreOffice_project/420m0$Build-3</meta:generator>
    <meta:document-statistic meta:object-count="81"/>
  </office:meta>
</office:document-meta>
</file>

<file path=Object 1/content.xml><?xml version="1.0" encoding="utf-8"?>
<math xmlns="http://www.w3.org/1998/Math/MathML">
  <semantics>
    <mrow>
      <mi mathvariant="italic">score</mi>
    </mrow>
    <annotation encoding="StarMath 5.0">score</annotation>
  </semantics>
</math>
</file>

<file path=Object 2/content.xml><?xml version="1.0" encoding="utf-8"?>
<math xmlns="http://www.w3.org/1998/Math/MathML" display="block">
  <semantics>
    <mi mathvariant="italic">score</mi>
    <annotation encoding="StarMath 5.0">score</annotation>
  </semantics>
</math>
</file>